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193in" fo:line-height="100%"/>
    </style:style>
    <style:style style:name="P2" style:family="paragraph" style:parent-style-name="Standard">
      <style:paragraph-properties fo:margin-top="0.0193in" fo:margin-bottom="0.0193in" fo:line-height="100%"/>
    </style:style>
    <style:style style:name="P3" style:family="paragraph" style:parent-style-name="Normal_20__28_Web_29_">
      <style:paragraph-properties fo:margin-top="0.0193in" fo:margin-bottom="0.0193in"/>
    </style:style>
    <style:style style:name="P4" style:family="paragraph" style:parent-style-name="Standard">
      <style:paragraph-properties fo:margin-top="0in" fo:margin-bottom="0.1665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style:line-height-at-least="0.1252in"/>
    </style:style>
    <style:style style:name="P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8" style:family="paragraph" style:parent-style-name="Heading_20_1">
      <style:text-properties style:font-name-asian="Times New Roman1"/>
    </style:style>
    <style:style style:name="P9" style:family="paragraph" style:parent-style-name="Standard">
      <style:paragraph-properties fo:margin-top="0in" fo:margin-bottom="0.0193in" fo:line-height="100%"/>
      <style:text-properties fo:color="#4f81bd" style:font-name="Times New Roman" style:font-name-asian="Times New Roman1" style:font-name-complex="Times New Roman1"/>
    </style:style>
    <style:style style:name="P10" style:family="paragraph" style:parent-style-name="Standard">
      <style:paragraph-properties fo:margin-top="0in" fo:margin-bottom="0.0193in" fo:line-height="100%"/>
      <style:text-properties style:font-name="Times New Roman" style:font-name-asian="Times New Roman1" style:font-name-complex="Times New Roman1"/>
    </style:style>
    <style:style style:name="P11" style:family="paragraph" style:parent-style-name="Standard" style:list-style-name="WWNum1">
      <style:paragraph-properties fo:margin-top="0in" fo:margin-bottom="0.0193in" fo:line-height="100%"/>
      <style:text-properties style:font-name="Arial1" fo:font-size="10pt" style:font-name-asian="Times New Roman1" style:font-size-asian="10pt" style:font-name-complex="Arial2" style:font-size-complex="10pt"/>
    </style:style>
    <style:style style:name="P12" style:family="paragraph" style:parent-style-name="Standard" style:list-style-name="WWNum2">
      <style:paragraph-properties fo:margin-top="0in" fo:margin-bottom="0.0193in" fo:line-height="100%"/>
      <style:text-properties style:font-name="Arial1" fo:font-size="10pt" style:font-name-asian="Times New Roman1" style:font-size-asian="10pt" style:font-name-complex="Arial2" style:font-size-complex="10pt"/>
    </style:style>
    <style:style style:name="P13" style:family="paragraph" style:parent-style-name="Standard" style:list-style-name="WWNum3">
      <style:paragraph-properties fo:margin-top="0in" fo:margin-bottom="0.0193in" fo:line-height="100%"/>
      <style:text-properties style:font-name="Arial1" fo:font-size="10pt" style:font-name-asian="Times New Roman1" style:font-size-asian="10pt" style:font-name-complex="Arial2" style:font-size-complex="10pt"/>
    </style:style>
    <style:style style:name="P14" style:family="paragraph" style:parent-style-name="Standard">
      <style:paragraph-properties fo:margin-top="0in" fo:margin-bottom="0.0193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15" style:family="paragraph" style:parent-style-name="Standard">
      <style:paragraph-properties fo:margin-top="0in" fo:margin-bottom="0.0193in" fo:line-height="100%" fo:break-before="page"/>
      <style:text-properties style:font-name="Times New Roman" style:font-name-asian="Times New Roman1" style:font-name-complex="Times New Roman1"/>
    </style:style>
    <style:style style:name="P16" style:family="paragraph" style:parent-style-name="Standard">
      <style:paragraph-properties fo:margin-top="0.0193in" fo:margin-bottom="0.0193in" fo:line-height="100%"/>
    </style:style>
    <style:style style:name="P17" style:family="paragraph" style:parent-style-name="Standard" style:list-style-name="WWNum1">
      <style:paragraph-properties fo:margin-top="0.0193in" fo:margin-bottom="0.0193in" fo:line-height="100%"/>
    </style:style>
    <style:style style:name="P18" style:family="paragraph" style:parent-style-name="Standard" style:list-style-name="WWNum2">
      <style:paragraph-properties fo:margin-top="0.0193in" fo:margin-bottom="0.0193in" fo:line-height="100%"/>
    </style:style>
    <style:style style:name="P19" style:family="paragraph" style:parent-style-name="Standard" style:list-style-name="WWNum3">
      <style:paragraph-properties fo:margin-top="0.0193in" fo:margin-bottom="0.0193in" fo:line-height="100%"/>
    </style:style>
    <style:style style:name="P20" style:family="paragraph" style:parent-style-name="Standard" style:list-style-name="WWNum4">
      <style:paragraph-properties fo:margin-top="0.0193in" fo:margin-bottom="0.0193in" fo:line-height="100%"/>
    </style:style>
    <style:style style:name="P21" style:family="paragraph" style:parent-style-name="Standard" style:list-style-name="WWNum5">
      <style:paragraph-properties fo:margin-top="0.0193in" fo:margin-bottom="0.0193in" fo:line-height="100%"/>
    </style:style>
    <style:style style:name="P22" style:family="paragraph" style:parent-style-name="Standard" style:list-style-name="WWNum6">
      <style:paragraph-properties fo:margin-top="0.0193in" fo:margin-bottom="0.0193in" fo:line-height="100%"/>
    </style:style>
    <style:style style:name="P23" style:family="paragraph" style:parent-style-name="Standard">
      <style:paragraph-properties fo:margin-top="0.0193in" fo:margin-bottom="0.01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4" style:family="paragraph" style:parent-style-name="Standard">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0193in" fo:margin-bottom="0.0193in" fo:line-height="100%"/>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P27" style:family="paragraph" style:parent-style-name="Standard" style:master-page-name="Standard">
      <style:paragraph-properties fo:margin-top="0.0193in" fo:margin-bottom="0.0193in" fo:line-height="100%" style:page-number="auto" fo:break-before="page"/>
      <style:text-properties fo:color="#6666cc" style:font-name="Arial1" fo:font-size="13.5pt" fo:font-weight="bold" style:font-name-asian="Times New Roman1" style:font-size-asian="13.5pt" style:font-weight-asian="bold" style:font-name-complex="Arial2" style:font-weight-complex="bold"/>
    </style:style>
    <style:style style:name="P28" style:family="paragraph" style:parent-style-name="Standard">
      <style:paragraph-properties fo:margin-top="0.0193in" fo:margin-bottom="0.0193in" fo:line-height="100%" fo:break-before="page"/>
    </style:style>
    <style:style style:name="P29" style:family="paragraph" style:parent-style-name="Standard">
      <style:paragraph-properties fo:margin-top="0in" fo:margin-bottom="0.1665in" fo:line-height="10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in" fo:margin-bottom="0.1665in" fo:line-height="100%"/>
    </style:style>
    <style:style style:name="P31"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weight-complex="bold"/>
    </style:style>
    <style:style style:name="P32"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weight-complex="bold"/>
    </style:style>
    <style:style style:name="P33"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34"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size-complex="10pt" style:font-weight-complex="bold"/>
    </style:style>
    <style:style style:name="P35" style:family="paragraph" style:parent-style-name="Standard">
      <style:paragraph-properties fo:margin-top="0in" fo:margin-bottom="0in" style:line-height-at-least="0.052in"/>
      <style:text-properties style:font-name="Arial1" fo:font-size="10pt" style:font-name-asian="Times New Roman1" style:font-size-asian="10pt" style:font-name-complex="Arial2" style:font-size-complex="10pt"/>
    </style:style>
    <style:style style:name="P36" style:family="paragraph" style:parent-style-name="Standard">
      <style:paragraph-properties fo:margin-top="0in" fo:margin-bottom="0in" style:line-height-at-least="0.052in" fo:text-align="center" style:justify-single-word="false"/>
      <style:text-properties style:font-name="Arial1" fo:font-size="10pt" style:font-name-asian="Times New Roman1" style:font-size-asian="10pt" style:font-name-complex="Arial2" style:font-size-complex="10pt"/>
    </style:style>
    <style:style style:name="P37" style:family="paragraph" style:parent-style-name="Standard">
      <style:paragraph-properties fo:margin-top="0in" fo:margin-bottom="0in" style:line-height-at-least="0.1252in" fo:text-align="center" style:justify-single-word="false"/>
      <style:text-properties style:font-name="Arial1" fo:font-size="10pt" style:font-name-asian="Times New Roman1" style:font-size-asian="10pt" style:font-name-complex="Arial2" style:font-size-complex="10pt"/>
    </style:style>
    <style:style style:name="P38" style:family="paragraph" style:parent-style-name="Standard">
      <style:paragraph-properties fo:margin-top="0in" fo:margin-bottom="0in" fo:line-height="100%"/>
      <style:text-properties style:font-name="Arial1" fo:font-size="10pt" style:font-name-asian="Times New Roman1" style:font-size-asian="10pt" style:font-name-complex="Arial2" style:font-size-complex="10pt"/>
    </style:style>
    <style:style style:name="P39" style:family="paragraph" style:parent-style-name="Standard">
      <style:paragraph-properties fo:margin-top="0in" fo:margin-bottom="0in" fo:line-height="100%" fo:text-align="center" style:justify-single-word="false"/>
      <style:text-properties style:font-name="Arial1" fo:font-size="10pt" style:font-name-asian="Times New Roman1" style:font-size-asian="10pt" style:font-name-complex="Arial2" style:font-size-complex="10pt"/>
    </style:style>
    <style:style style:name="P40" style:family="paragraph" style:parent-style-name="Standard">
      <style:paragraph-properties fo:margin-top="0in" fo:margin-bottom="0in" fo:line-height="100%"/>
    </style:style>
    <style:style style:name="P41" style:family="paragraph" style:parent-style-name="Standard">
      <style:paragraph-properties fo:margin-left="0.25in" fo:margin-right="0in" fo:margin-top="0in" fo:margin-bottom="0in" fo:line-height="100%" fo:text-indent="0in" style:auto-text-indent="false"/>
    </style:style>
    <style:style style:name="T1" style:family="text">
      <style:text-properties style:font-name="Times New Roman" fo:font-size="10pt" style:font-name-asian="Times New Roman1" style:font-size-asian="10pt" style:font-name-complex="Times New Roman1" style:font-size-complex="10pt"/>
    </style:style>
    <style:style style:name="T2"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7pt" style:font-name-asian="Times New Roman1" style:font-size-asian="7pt" style:font-name-complex="Times New Roman1" style:font-size-complex="7pt"/>
    </style:style>
    <style:style style:name="T7" style:family="text">
      <style:text-properties style:text-position="super 58%" style:font-name="Times New Roman" fo:font-size="10pt" style:font-name-asian="Times New Roman1" style:font-size-asian="10pt" style:font-name-complex="Times New Roman1" style:font-size-complex="10pt"/>
    </style:style>
    <style:style style:name="T8" style:family="text">
      <style:text-properties style:text-position="sub 58%" style:font-name="Times New Roman" fo:font-size="10pt" style:font-name-asian="Times New Roman1" style:font-size-asian="10pt" style:font-name-complex="Times New Roman1" style:font-size-complex="10pt"/>
    </style:style>
    <style:style style:name="T9"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9b2505" style:font-name="Times New Roman" fo:font-size="12pt" fo:font-weight="bold" style:font-name-asian="Times New Roman1" style:font-size-asian="12pt" style:font-weight-asian="bold" style:font-name-complex="Times New Roman1" style:font-size-complex="12pt"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2"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style:font-name="Arial1" fo:font-size="10pt" fo:font-weight="bold" style:font-size-asian="10pt" style:font-weight-asian="bold" style:font-name-complex="Arial2" style:font-size-complex="10pt" style:font-weight-complex="bold"/>
    </style:style>
    <style:style style:name="T14" style:family="text">
      <style:text-properties style:font-name="Arial1" fo:font-size="10pt" style:font-name-asian="Times New Roman1" style:font-size-asian="10pt" style:font-name-complex="Arial2" style:font-size-complex="10pt"/>
    </style:style>
    <style:style style:name="T15" style:family="text">
      <style:text-properties style:font-name="Arial1" fo:font-size="10pt" style:font-size-asian="10pt" style:font-name-complex="Arial2" style:font-size-complex="10pt"/>
    </style:style>
    <style:style style:name="T16"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7"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ek 2</text:p>
      <text:h text:style-name="P8" text:outline-level="1">Solutions to week two quiz</text:h>
      <text:p text:style-name="P9">1. What is the SI unit of force? </text:p>
      <text:p text:style-name="P10">Answer: the Newton N</text:p>
      <text:p text:style-name="P9">2. A force of 25 N accelerates a body by 5 m/s^2. What is the mass of the body?</text:p>
      <text:p text:style-name="P10">Answer: F = ma; so solving for mass we rewrite the equation in the form of m= F/a. Plug in the numbers and you get m = (25N)/(5 m/s^2) = (25 Kg m/s^2)/(5m/s^2)= 5 kg. Note how the units fell out so you were left with kg. This is very important and a good check on your work!</text:p>
      <text:p text:style-name="P9">3. An object with a mass of 50kg is being dragged along a horizontal floor by a horizontal force of 30N. The friction force opposing the motion is a steady 20 N. What is the acceleration of the body?</text:p>
      <text:p text:style-name="P10">Answer: Again, F= ma, but we solve for a now, so a = F/m. We need the net force F, so 30N-20N = 10 N. With a mass of 50kg we have: a = 10N/50Kg = (10kgm/s^2)/50kg = .2 m/s^2. Again note how the units fell out the way to give the units of acceleration.</text:p>
      <text:p text:style-name="P9">4. The weight of a rock on the moon is 0.85N. The acceleration due to gravity on the moon is 1.7 m/s^2. What would be its weight on the Earth?</text:p>
      <text:p text:style-name="P10">Answer: weight on the moon is W(moon)=m g(moon); plug in the numbers to find the mass and we get 0.85N = (m) (1.7m/s^2) or m = .85/1.7= .5kg, but this is just the mass …there is more to be done to find the weight on Earth. Using g = 9.8 m/s^2 for Earth gravity we can find the weight on Earth using W(earth) =m g(Earth) = (.5kg)(9.8 m//s^2) = 4.9 m//s^2 = 4.9N </text:p>
      <text:p text:style-name="P9">5. A crate with a mass of 150 kg is placed on soft ground that sinks under the weight of the box at 0.5 m/s^2. How much force is the box exerting on the ground? (g = 10 m/s^2)</text:p>
      <text:p text:style-name="P10">Answer: The crate is sinking with an acceleration of 0.5 m/s^2. The net force on it is obtained from F = ma = (150kg)(0.5 m/s^2) = 75N. But the forces on the crate are its weight acting downward (call it W) and the reaction force of the ground (call it R) acting upward. The net force on the crate is the difference between the two forces in the downward direction, so that Net force = W-R ; 75 = (150kg)(10m/s^2)(R)=(1500N)(R), solving for R we get R = 1425N.</text:p>
      <text:p text:style-name="P9">6. A file cabinet weighing 1500 N is at rest on the floor. The coefficient of static friction between the floor and the cabinet is 0.5. What is the minimum force required to make the safe move horizontally?</text:p>
      <text:p text:style-name="P10">Answer: F(max)= µW= 0.5(1500N) = 750N</text:p>
      <text:p text:style-name="P9">7. A force of 10N applied to a block of ice with a mass of 10Kg moves it over a factory floor with a constant speed. What is the coefficient of kinetic friction between the block and the floor? (g=10m/s^2)</text:p>
      <text:p text:style-name="P10">Answer: Since the block is moving with constant speed, friction force is equal to the applied force of 10N. Let “k” represent the coefficient of kinetic friction. Then the Kinetic friction force is given as (k)(m)(g) = the applied force; solving for k we get k = 10N/(10kg)(10m/s^2) = 10N/100N=0.1 </text:p>
      <text:p text:style-name="P15">Week 3</text:p>
      <text:list xml:id="list33277460" text:style-name="WWNum1">
        <text:list-item>
          <text:p text:style-name="P17"><text:span text:style-name="T1">A circular disk of radius 30 cm is rotating with an angular acceleration of 1 radian/ s</text:span><text:span text:style-name="T7">2</text:span><text:span text:style-name="T1">. What is the tangential acceleration of a point on the rim of the disk? What is its centripetal acceleration if the angular speed is 3 rev / s?</text:span><text:span text:style-name="T3"> </text:span></text:p>
        </text:list-item>
      </text:list>
      <text:p text:style-name="P4"/>
      <text:p text:style-name="P23">Solution: NOTE...there are TWO questions here, so you must supply two solutions. Most of you did not answer the second part, but I gave you half credit anyway</text:p>
      <text:p text:style-name="P2"><text:span text:style-name="T1">The tangential acceleration of a point on the rim is a </text:span><text:span text:style-name="T8">t</text:span><text:span text:style-name="T1"> = w r. Substituting w = 1 rad/s</text:span><text:span text:style-name="T7">2</text:span><text:span text:style-name="T1"> and r = 0.3 m,</text:span></text:p>
      <text:p text:style-name="P4"/>
      <text:p text:style-name="P2"><text:span text:style-name="T1">a </text:span><text:span text:style-name="T8">t</text:span><text:span text:style-name="T1"> = 1 x 0.3 = 0.3 m/s</text:span><text:span text:style-name="T7">2</text:span></text:p>
      <text:p text:style-name="P4"/>
      <text:p text:style-name="P2"><text:span text:style-name="T1">The centripetal acceleration of a point on the rim is given by a </text:span><text:span text:style-name="T8">c</text:span><text:span text:style-name="T1"> = w</text:span><text:span text:style-name="T7">2</text:span><text:span text:style-name="T1"> r. Here, w is 3 rev/s x 6.28 = 18.84 rad/s. The radius is as before 0.3 m.</text:span></text:p>
      <text:p text:style-name="P4"/>
      <text:p text:style-name="P2"><text:span text:style-name="T1">a </text:span><text:span text:style-name="T8">c</text:span><text:span text:style-name="T1"> = (18.84)</text:span><text:span text:style-name="T7">2</text:span><text:span text:style-name="T1"> x 0.3</text:span></text:p>
      <text:p text:style-name="P2"><text:span text:style-name="T1">= 106 m/s</text:span><text:span text:style-name="T7">2</text:span><text:span text:style-name="T1">.</text:span></text:p>
      <text:p text:style-name="P4"/>
      <text:list xml:id="list33247464" text:style-name="WWNum2">
        <text:list-item>
          <text:p text:style-name="P18"><text:span text:style-name="T1">A 980 Kg car traveling at 20 m/s rounds a curve of radius 40 m. What is the friction force that must act on the car to keep it in its circular path?</text:span><text:span text:style-name="T3"> </text:span></text:p>
        </text:list-item>
      </text:list>
      <text:p text:style-name="P2"><text:span text:style-name="T2">Solution:</text:span><text:span text:style-name="T3"> </text:span></text:p>
      <text:p text:style-name="P2"><text:span text:style-name="T1">The centripetal acceleration has a magnitude of F</text:span><text:span text:style-name="T8">c</text:span><text:span text:style-name="T1"> = m v</text:span><text:span text:style-name="T7">2</text:span><text:span text:style-name="T1"> / r. Here, m = 980 Kg, v = 20 m/s and r = 40 m. So,</text:span></text:p>
      <text:p text:style-name="P4"/>
      <text:p text:style-name="P2"><text:span text:style-name="T1">F</text:span><text:span text:style-name="T8">c</text:span><text:span text:style-name="T1"> = 980 x (20)</text:span><text:span text:style-name="T7">2</text:span><text:span text:style-name="T1"> / 40</text:span></text:p>
      <text:p text:style-name="P24">= 980 x 400 / 40</text:p>
      <text:p text:style-name="P24">= 9800 N</text:p>
      <text:p text:style-name="P24">The friction force required to act towards the center of the circular path is 9800 N. This is approximately equal to the weight of the car.</text:p>
      <text:p text:style-name="P4"/>
      <text:list xml:id="list33257660" text:style-name="WWNum3">
        <text:list-item>
          <text:p text:style-name="P19"><text:span text:style-name="T1">An object with a mass of 100 Kg is dragged up an incline by applying a force F. The total distance moved along the incline is 200 m and the vertical height gained in moving this distance is 20 m. What is the magnitude of the force F if friction is negligible? (Assume g = 10 m/s</text:span><text:span text:style-name="T7">2</text:span><text:span text:style-name="T1">)</text:span><text:span text:style-name="T3"> </text:span></text:p>
        </text:list-item>
      </text:list>
      <text:p text:style-name="P4"/>
      <text:p text:style-name="P23">Solution:</text:p>
      <text:p text:style-name="P24">The work done by the force F is Force x distance along the incline or, F x 200.</text:p>
      <text:p text:style-name="P4"/>
      <text:p text:style-name="P24">The gain in potential energy = m g h</text:p>
      <text:p text:style-name="P24">= 100 x 10 x 20</text:p>
      <text:p text:style-name="P24">= 20000 J</text:p>
      <text:p text:style-name="P4"/>
      <text:p text:style-name="P24">In the absence of friction, the work done by force F = Gain in potential energy of the object.</text:p>
      <text:p text:style-name="P4"/>
      <text:p text:style-name="P24">200 F = 20000</text:p>
      <text:p text:style-name="P4"><text:soft-page-break/></text:p>
      <text:p text:style-name="P24">F = 100 N</text:p>
      <text:p text:style-name="P24">The magnitude of the force F is 100 N.</text:p>
      <text:p text:style-name="P4"><text:line-break/><text:line-break/></text:p>
      <text:list xml:id="list33254786" text:style-name="WWNum4">
        <text:list-item>
          <text:p text:style-name="P20"><text:span text:style-name="T1">What is the acceleration of an object that slides down an inclined plane that has a gradient of 1:4 (increases in height by 1 m when you travel along the plane 4 m) Ignore friction and assume g = 10 m/s</text:span><text:span text:style-name="T7">2</text:span><text:span text:style-name="T1">.</text:span><text:span text:style-name="T3"> </text:span></text:p>
        </text:list-item>
      </text:list>
      <text:p text:style-name="P4"/>
      <text:p text:style-name="P23">Solution:</text:p>
      <text:p text:style-name="P24">The weight of the object m g can be resolved into two perpendicular components - one down the incline and the other perpendicular to the incline. The vector triangle formed by the weight and its components parallel and perpendicular to the incline form a vector triangle that is similar to the incline with its base and height. </text:p>
      <text:p text:style-name="P4"/>
      <text:p text:style-name="P24">Component of the weight down the incline, F = mg x gradient.</text:p>
      <text:p text:style-name="P24">= m g x 1/4</text:p>
      <text:p text:style-name="P4"/>
      <text:p text:style-name="P24">From Newton’s law, acceleration down the incline = F / m</text:p>
      <text:p text:style-name="P24">= m g / (4 m)</text:p>
      <text:p text:style-name="P24">= 10 / 4</text:p>
      <text:p text:style-name="P2"><text:span text:style-name="T1">= 2.5 m/s</text:span><text:span text:style-name="T7">2</text:span></text:p>
      <text:p text:style-name="P4"/>
      <text:list xml:id="list33274590" text:style-name="WWNum5">
        <text:list-item>
          <text:p text:style-name="P21"><text:span text:style-name="T1">A torque of 5 N is applied to a door perpendicular to its face at a distance of 0.75 m from its hinge. What is the torque on the door about the hinge?</text:span><text:span text:style-name="T3"> </text:span></text:p>
        </text:list-item>
      </text:list>
      <text:p text:style-name="P4"/>
      <text:p text:style-name="P23">Solution:</text:p>
      <text:p text:style-name="P24">The torque on the door is the force x the perpendicular lever arm.</text:p>
      <text:p text:style-name="P4"/>
      <text:p text:style-name="P24">Torque = 5 x 0.75 = 3.75 N.m</text:p>
      <text:p text:style-name="P4"/>
      <text:list xml:id="list33275510" text:style-name="WWNum6">
        <text:list-item>
          <text:p text:style-name="P22"><text:span text:style-name="T1">The nut on a car wheel requires a torque of 75 N.m for opening it. A wrench 25 cm long is used to open the nut. What is the minimum force needed to open the nut?</text:span><text:span text:style-name="T3"> </text:span></text:p>
        </text:list-item>
      </text:list>
      <text:p text:style-name="P4"/>
      <text:p text:style-name="P23">Solution:</text:p>
      <text:p text:style-name="P24">The torque on the nut is the force multiplied by the lever arm of the force.</text:p>
      <text:p text:style-name="P4"/>
      <text:p text:style-name="P24">Torque = Force x lever arm</text:p>
      <text:p text:style-name="P24">75 = F x 0.25</text:p>
      <text:p text:style-name="P4"/>
      <text:p text:style-name="P24">F = 75 / 0.25 = 300 N</text:p>
      <text:p text:style-name="P26"/>
      <text:p text:style-name="P28"><text:span text:style-name="T9">Week 4</text:span></text:p>
      <text:p text:style-name="P2"><text:span text:style-name="T1">1. A crate with a mass of 40 Kg is pulled by a force horizontally with constant speed for 10 m. The kinetic friction force is 10 N. What is the work done by the force.</text:span></text:p>
      <text:p text:style-name="P4"/>
      <text:p text:style-name="P2"><text:span text:style-name="T2">Solution:</text:span></text:p>
      <text:p text:style-name="P2"><text:span text:style-name="T1">The velocity of the crate is constant. So the net force on the crate is zero. The applied force is just equal to the kinetic friction of 10 N. The work done by the applied force for a displacement of 10 m is,</text:span></text:p>
      <text:p text:style-name="P4"/>
      <text:p text:style-name="P2"><text:span text:style-name="T1">W = F d = 10 x 1 = 100 J</text:span></text:p>
      <text:p text:style-name="P4"/>
      <text:p text:style-name="P2"><text:span text:style-name="T1">The mass of the crate is not required in this problem.</text:span></text:p>
      <text:p text:style-name="P4"/>
      <text:p text:style-name="P2"><text:span text:style-name="T1">2. A weight lifter lifts 200 Kg by 1.9 m. What is the work he does if he lifts the weights at constant speed? (g = 10 m/s</text:span><text:span text:style-name="T7">2</text:span><text:span text:style-name="T1">).</text:span></text:p>
      <text:p text:style-name="P4"/>
      <text:p text:style-name="P2"><text:span text:style-name="T2">Solution:</text:span></text:p>
      <text:p text:style-name="P2"><text:span text:style-name="T1">Since, the velocity is constant, the net force on the weights is zero. The force F applied by the lifter is therefore equal to the weight and is opposite to it. The applied force is upward and the displacement too is upward. The work done is,</text:span></text:p>
      <text:p text:style-name="P4"/>
      <text:p text:style-name="P2"><text:span text:style-name="T1">Force applied by the lifter = weight = M g = 200 Kg x 10 m/s</text:span><text:span text:style-name="T7">2</text:span><text:span text:style-name="T1"> = 2000 N </text:span></text:p>
      <text:p text:style-name="P4"/>
      <text:p text:style-name="P2"><text:span text:style-name="T1">Work done by the lifter W = F d = 2000 N x 1.9 m = 3800 J.</text:span></text:p>
      <text:p text:style-name="P4"/>
      <text:p text:style-name="P2"><text:span text:style-name="T1">3. A bullet with a mass of 20 g is traveling with a speed of 600 m/s. What is its kinetic energy?</text:span></text:p>
      <text:p text:style-name="P4"/>
      <text:p text:style-name="P2"><text:span text:style-name="T2">Solution:</text:span></text:p>
      <text:p text:style-name="P2"><text:span text:style-name="T1">The kinetic energy of a moving object is K = (1/2) m v </text:span><text:span text:style-name="T7">2</text:span><text:span text:style-name="T1">. The mass of the bullet m = 20 g = 0.02 Kg. The speed v is 600 m/s.</text:span></text:p>
      <text:p text:style-name="P4"/>
      <text:p text:style-name="P2"><text:span text:style-name="T1">Kinetic energy K = (1/2) 0.02 x (600) </text:span><text:span text:style-name="T7">2</text:span><text:span text:style-name="T1"> = 0.01 x 36 x 104 = 3600 J.</text:span></text:p>
      <text:p text:style-name="P30"><text:span text:style-name="T3"><text:line-break/><text:line-break/></text:span></text:p>
      <text:p text:style-name="P2"><text:span text:style-name="T1">4. A 60 Kg sky diver is falling at a constant terminal speed of 50 m/s. At what rate is the potential energy of the sky diver – earth system reducing? What happens to this energy?</text:span></text:p>
      <text:p text:style-name="P4"/>
      <text:p text:style-name="P2"><text:span text:style-name="T2">Solution:</text:span></text:p>
      <text:p text:style-name="P2"><text:span text:style-name="T1">The rate at which gravitational potential energy is being lost every second is m g h. The speed of the sky diver is constant so that the kinetic energy does not change. The potential energy is dissipated as thermal energy by the drag forces of the air acting on the sky diver.</text:span></text:p>
      <text:p text:style-name="P4"/>
      <text:p text:style-name="P2"><text:span text:style-name="T1">The rate of loss of potential energy = 60 x 10 x 50 = 3000 J / s = 3 KW.</text:span></text:p>
      <text:p text:style-name="P4"><text:soft-page-break/></text:p>
      <text:p text:style-name="P2"><text:span text:style-name="T1">5. To find the speed with which a gun fires bullets, a bullet of mass 5 gm is fired horizontally into a 10 Kg block of wood resting on a frictionless table. The bullet gets embedded in the block and the block is found to have a velocity of 0.5 m/s after collision. What is the speed of the bullet?</text:span></text:p>
      <text:p text:style-name="P4"/>
      <text:p text:style-name="P2"><text:span text:style-name="T2">Solution:</text:span><text:span text:style-name="T3"> </text:span></text:p>
      <text:p text:style-name="P2"><text:span text:style-name="T1">Momentum is conserved in the collision. Let m</text:span><text:span text:style-name="T8">1</text:span><text:span text:style-name="T1"> and m</text:span><text:span text:style-name="T8">2</text:span><text:span text:style-name="T1"> be the masses of the bullet and block, u</text:span><text:span text:style-name="T8">1</text:span><text:span text:style-name="T1">and u</text:span><text:span text:style-name="T8">2</text:span><text:span text:style-name="T1"> their velocities before collision, and V their common velocity after collision.</text:span></text:p>
      <text:p text:style-name="P4"/>
      <text:p text:style-name="P2"><text:span text:style-name="T1">Momentum before collision = Momentum after collision.</text:span></text:p>
      <text:p text:style-name="P4"/>
      <text:p text:style-name="P2"><text:span text:style-name="T1">m</text:span><text:span text:style-name="T8">1</text:span><text:span text:style-name="T1"> u</text:span><text:span text:style-name="T8">1</text:span><text:span text:style-name="T1"> + m</text:span><text:span text:style-name="T8">2</text:span><text:span text:style-name="T1"> u</text:span><text:span text:style-name="T8">2</text:span><text:span text:style-name="T1"> = (m</text:span><text:span text:style-name="T8">1</text:span><text:span text:style-name="T1"> + m</text:span><text:span text:style-name="T8">2</text:span><text:span text:style-name="T1">) V</text:span></text:p>
      <text:p text:style-name="P4"/>
      <text:p text:style-name="P2"><text:span text:style-name="T1">Here, m</text:span><text:span text:style-name="T8">1</text:span><text:span text:style-name="T1"> = 0.005 Kg, m</text:span><text:span text:style-name="T8">2</text:span><text:span text:style-name="T1"> = 10 Kg, u</text:span><text:span text:style-name="T8">2</text:span><text:span text:style-name="T1"> = 0 and V = 0.5 m/s. Substituting these values into the equation, and solving for u</text:span><text:span text:style-name="T8">1</text:span><text:span text:style-name="T1">,</text:span></text:p>
      <text:p text:style-name="P4"/>
      <text:p text:style-name="P2"><text:span text:style-name="T1">0.005 u</text:span><text:span text:style-name="T8">1</text:span><text:span text:style-name="T1"> + 10 x 0 = (0.005 + 10) x 0.5</text:span></text:p>
      <text:p text:style-name="P4"/>
      <text:p text:style-name="P2"><text:span text:style-name="T1">u</text:span><text:span text:style-name="T8">1</text:span><text:span text:style-name="T1"> = 10.005 x 0.5 / 0.005 = 1000 m/s</text:span></text:p>
      <text:p text:style-name="P4"/>
      <text:p text:style-name="P2"><text:span text:style-name="T1">The gun fires the bullets at 1000 m/s.</text:span></text:p>
      <text:p text:style-name="P4"/>
      <text:p text:style-name="P2"><text:span text:style-name="T1">6. A golfer hits a ball with a mass of 50 g and gives it a speed of 40 m/s. What is the impulse? If the ball is in contact with the club for 2 ms, what average force acts on the club during the collision?</text:span></text:p>
      <text:p text:style-name="P4"/>
      <text:p text:style-name="P2"><text:span text:style-name="T2">Solution:</text:span><text:span text:style-name="T3"> </text:span></text:p>
      <text:p text:style-name="P2"><text:span text:style-name="T1">Impulse = Change in momentum of the ball</text:span></text:p>
      <text:p text:style-name="P4"/>
      <text:p text:style-name="P2"><text:span text:style-name="T1">= 0.05 Kg x 40 m/s</text:span></text:p>
      <text:p text:style-name="P2"><text:span text:style-name="T1">= 2 Kg m/s or 2 N s</text:span></text:p>
      <text:p text:style-name="P4"/>
      <text:p text:style-name="P2"><text:span text:style-name="T1">Impulse is the average force Fav x time t of collision.</text:span></text:p>
      <text:p text:style-name="P4"/>
      <text:p text:style-name="P2"><text:span text:style-name="T1">Average force Fav = 2 / 2 x 10</text:span><text:span text:style-name="T7">-3</text:span><text:span text:style-name="T1"> = 1000 N.</text:span></text:p>
      <text:p text:style-name="P26"/>
      <text:p text:style-name="P28"><text:span text:style-name="T9">Week 5</text:span></text:p>
      <text:p text:style-name="P2"><text:span text:style-name="T1">1.</text:span><text:span text:style-name="T6">     </text:span><text:span text:style-name="T1">A cubical object of sides 10 cm is immersed completely in water. What is the force of buoyancy on the object? (Assume g = 10 m/s</text:span><text:span text:style-name="T7">2</text:span><text:span text:style-name="T1">)</text:span></text:p>
      <text:p text:style-name="P5"><text:span text:style-name="T3"> </text:span></text:p>
      <text:p text:style-name="P5"><text:span text:style-name="T2"><text:line-break/>Solution:</text:span></text:p>
      <text:p text:style-name="P5"><text:span text:style-name="T1">The object is a cube and the volume of a cube is the cube of its side. </text:span></text:p>
      <text:p text:style-name="P5"><text:span text:style-name="T1">Volume of the object V = 0.1 x 0.1 x 0.1 = 10</text:span><text:span text:style-name="T7">-3</text:span><text:span text:style-name="T1"> m</text:span><text:span text:style-name="T7">3</text:span><text:span text:style-name="T1">. When the object is immersed completely in water the volume of water displaced by it is 10</text:span><text:span text:style-name="T7">-3</text:span><text:span text:style-name="T1"> m</text:span><text:span text:style-name="T7">3</text:span><text:span text:style-name="T1">. By Archimedes principle, the force of buoyancy is equal to the weight of water displaced.</text:span></text:p>
      <text:p text:style-name="P5"><text:span text:style-name="T3"> </text:span></text:p>
      <text:p text:style-name="P5"><text:span text:style-name="T1">Weight of water displaced = Mass of water displaced x g</text:span></text:p>
      <text:p text:style-name="P5"><text:span text:style-name="T1">                                          = V x density of water x g</text:span></text:p>
      <text:p text:style-name="P5"><text:span text:style-name="T1">                                          = 10</text:span><text:span text:style-name="T7">-3</text:span><text:span text:style-name="T1"> x 1000 x 10</text:span></text:p>
      <text:p text:style-name="P5"><text:span text:style-name="T1">                                          = 10 N</text:span></text:p>
      <text:p text:style-name="P30"><text:span text:style-name="T1">Force of buoyancy = 10 N.</text:span></text:p>
      <text:p text:style-name="P5"><text:span text:style-name="T3"> </text:span></text:p>
      <text:p text:style-name="P5"><text:span text:style-name="T3"> </text:span></text:p>
      <text:p text:style-name="P41"><text:span text:style-name="T1">2.</text:span><text:span text:style-name="T6">     </text:span><text:span text:style-name="T1">What is the frequency of a sound wave that has a wavelength of 1 m?</text:span></text:p>
      <text:p text:style-name="P5"><text:span text:style-name="T3"> </text:span></text:p>
      <text:p text:style-name="P5"><text:span text:style-name="T2"><text:line-break/>Solution:</text:span></text:p>
      <text:p text:style-name="P5"><text:span text:style-name="T1">The frequency of the sound wave is the speed of sound divided by the wavelength.</text:span></text:p>
      <text:p text:style-name="P5"><text:span text:style-name="T3"> </text:span></text:p>
      <text:p text:style-name="P5"><text:span text:style-name="T1">Frequency f = v / l</text:span><text:span text:style-name="T3"> </text:span></text:p>
      <text:p text:style-name="P5"><text:span text:style-name="T3"> </text:span></text:p>
      <text:p text:style-name="P5"><text:span text:style-name="T1">The speed of sound is 343 m/s. For a wavelength l = 1 m,</text:span></text:p>
      <text:p text:style-name="P5"><text:span text:style-name="T3"> </text:span></text:p>
      <text:p text:style-name="P5"><text:span text:style-name="T1">Frequency f = 343 / 1 = 343 Hz</text:span></text:p>
      <text:p text:style-name="P5"><text:span text:style-name="T3"> </text:span></text:p>
      <text:p text:style-name="P5"><text:span text:style-name="T3"> </text:span></text:p>
      <text:p text:style-name="P41"><text:span text:style-name="T1"><text:line-break/>3.</text:span><text:span text:style-name="T6">     </text:span><text:span text:style-name="T1">A vibrating guitar string vibrates in its fundamental mode at a frequency of 600 Hz. What is the third harmonic frequency of the string?</text:span></text:p>
      <text:p text:style-name="P5"><text:span text:style-name="T3"> </text:span></text:p>
      <text:p text:style-name="P5"><text:span text:style-name="T2"><text:line-break/>Solution:</text:span></text:p>
      <text:p text:style-name="P5"><text:span text:style-name="T1">The third harmonic frequency of a vibrating string is three times the fundamental frequency or 3 x 600 = 1800 Hz.</text:span></text:p>
      <text:p text:style-name="P5"><text:span text:style-name="T3"> </text:span></text:p>
      <text:p text:style-name="P41"><text:span text:style-name="T1"><text:line-break/>4.</text:span><text:span text:style-name="T6">     </text:span><text:span text:style-name="T1">How much heat must a refrigerator remove from 100 g of water at 25</text:span><text:span text:style-name="T7">0</text:span><text:span text:style-name="T1"> C to convert it to ice at 0 </text:span><text:span text:style-name="T7">0</text:span><text:span text:style-name="T1">C?</text:span></text:p>
      <text:p text:style-name="P5"><text:span text:style-name="T2"><text:line-break/>Solution:</text:span></text:p>
      <text:p text:style-name="P5"><text:span text:style-name="T1">First the water has to be cooled to 0</text:span><text:span text:style-name="T7">0</text:span><text:span text:style-name="T1">C. For this the heat energy that the water must give up is</text:span></text:p>
      <text:p text:style-name="P5"><text:span text:style-name="T3"> </text:span></text:p>
      <text:p text:style-name="P5"><text:span text:style-name="T1">Q = m c DT</text:span></text:p>
      <text:p text:style-name="P5"><text:span text:style-name="T3"> </text:span></text:p>
      <text:p text:style-name="P5"><text:span text:style-name="T1">m = mass of the water = 100 g</text:span></text:p>
      <text:p text:style-name="P5"><text:span text:style-name="T1">c = specific heat of water = 1 cal/g</text:span></text:p>
      <text:p text:style-name="P5"><text:span text:style-name="T1">DT = change in temperature = 25</text:span><text:span text:style-name="T7">0</text:span><text:span text:style-name="T1"> C</text:span></text:p>
      <text:p text:style-name="P5"><text:span text:style-name="T3"> </text:span></text:p>
      <text:p text:style-name="P5"><text:span text:style-name="T1">Q = 100 x 1 x 25 = 2500 cal</text:span></text:p>
      <text:p text:style-name="P5"><text:span text:style-name="T3"> </text:span></text:p>
      <text:p text:style-name="P5"><text:span text:style-name="T1">Next, the water at 0</text:span><text:span text:style-name="T7">0</text:span><text:span text:style-name="T1"> C must be converted into ice at 0</text:span><text:span text:style-name="T7">0</text:span><text:span text:style-name="T1"> C by removing a quantity of heat Q’ given by,</text:span></text:p>
      <text:p text:style-name="P5"><text:span text:style-name="T3"> </text:span></text:p>
      <text:p text:style-name="P5"><text:span text:style-name="T1">Q’ = m L</text:span><text:span text:style-name="T8">f</text:span></text:p>
      <text:p text:style-name="P5"><text:span text:style-name="T1"> </text:span></text:p>
      <text:p text:style-name="P5"><text:span text:style-name="T1">m = mass of water or ice = 100 g</text:span></text:p>
      <text:p text:style-name="P5"><text:soft-page-break/><text:span text:style-name="T1">L</text:span><text:span text:style-name="T8">f</text:span><text:span text:style-name="T1">= heat of fusion of ice = 80 cal/g</text:span></text:p>
      <text:p text:style-name="P5"><text:span text:style-name="T3"> </text:span></text:p>
      <text:p text:style-name="P5"><text:span text:style-name="T1">Q’ = 100 x 80 = 8000 cal</text:span></text:p>
      <text:p text:style-name="P5"><text:span text:style-name="T3"> </text:span></text:p>
      <text:p text:style-name="P5"><text:span text:style-name="T1">The total heat to be removed from the water = Q + Q’ = 2500 + 8000 = 10500 cal. Since 1 cal is 4.19 J, the heat to be removed in J is 10500 x 4.19 = 4.4 x 10</text:span><text:span text:style-name="T7">4</text:span><text:span text:style-name="T1">J.</text:span></text:p>
      <text:p text:style-name="P26"><text:span text:style-name="T5"/></text:p>
      <text:p text:style-name="P28"><text:span text:style-name="T10">Week 6</text:span></text:p>
      <text:p text:style-name="P2"><text:span text:style-name="T1">Use these solutions to check your work:<text:line-break/><text:line-break/>1.</text:span><text:span text:style-name="T6">     </text:span></text:p>
      <text:p text:style-name="P5"><text:span text:style-name="T1">How many electrons are there in 1 coulomb of charge?</text:span></text:p>
      <text:p text:style-name="P41"><text:span text:style-name="T1"> </text:span></text:p>
      <text:p text:style-name="P5"><text:span text:style-name="T2">Solution:</text:span></text:p>
      <text:p text:style-name="P5"><text:span text:style-name="T1"> </text:span></text:p>
      <text:p text:style-name="P5"><text:span text:style-name="T1">The charge on a single electron is 1.6 x 10</text:span><text:span text:style-name="T7">-19</text:span><text:span text:style-name="T1"> C. Let there be N electrons in 1 C of charge. Then:</text:span></text:p>
      <text:p text:style-name="P5"><text:span text:style-name="T3"> </text:span></text:p>
      <text:p text:style-name="P5"><text:span text:style-name="T1"> 10</text:span><text:span text:style-name="T7">-19</text:span><text:span text:style-name="T1">  N = 1</text:span></text:p>
      <text:p text:style-name="P5"><text:span text:style-name="T3"> </text:span></text:p>
      <text:p text:style-name="P5"><text:span text:style-name="T1">N = 1 / 1.6 x 10</text:span><text:span text:style-name="T7">-19</text:span></text:p>
      <text:p text:style-name="P5"><text:span text:style-name="T1">    = 0.625 x 10</text:span><text:span text:style-name="T7">-19</text:span></text:p>
      <text:p text:style-name="P5"><text:span text:style-name="T1">    = 6.25 x 10</text:span><text:span text:style-name="T7">18</text:span></text:p>
      <text:p text:style-name="P5"><text:span text:style-name="T3"> </text:span></text:p>
      <text:p text:style-name="P5"><text:span text:style-name="T1">There are 6.25 x 10</text:span><text:span text:style-name="T7">18</text:span><text:span text:style-name="T1"> electrons in 1C of charge.</text:span></text:p>
      <text:p text:style-name="P5"><text:span text:style-name="T1"> </text:span></text:p>
      <text:p text:style-name="P41"><text:span text:style-name="T1">2.</text:span><text:span text:style-name="T6">     </text:span><text:span text:style-name="T1">What is the force on two point charges of 10</text:span><text:span text:style-name="T7">-6</text:span><text:span text:style-name="T1"> C that are 20 cm apart?</text:span></text:p>
      <text:p text:style-name="P5"><text:span text:style-name="T3"> </text:span></text:p>
      <text:p text:style-name="P5"><text:span text:style-name="T2">Solution:</text:span></text:p>
      <text:p text:style-name="P5"><text:span text:style-name="T3"> </text:span></text:p>
      <text:p text:style-name="P5"><text:span text:style-name="T1">From Coulombs law the force on the charges is,</text:span></text:p>
      <text:p text:style-name="P5"><text:span text:style-name="T3"> </text:span></text:p>
      <text:p text:style-name="P5"><text:span text:style-name="T1">F = k q</text:span><text:span text:style-name="T8">1</text:span><text:span text:style-name="T1"> q</text:span><text:span text:style-name="T8">2</text:span><text:span text:style-name="T1"> / r</text:span><text:span text:style-name="T7">2</text:span></text:p>
      <text:p text:style-name="P5"><text:span text:style-name="T3"> </text:span></text:p>
      <text:p text:style-name="P5"><text:span text:style-name="T1">Here,</text:span></text:p>
      <text:p text:style-name="P5"><text:span text:style-name="T1">q</text:span><text:span text:style-name="T8">1</text:span><text:span text:style-name="T1"> = q</text:span><text:span text:style-name="T8">2</text:span><text:span text:style-name="T1"> = 10</text:span><text:span text:style-name="T7">-6</text:span><text:span text:style-name="T1"> C</text:span></text:p>
      <text:p text:style-name="P5"><text:span text:style-name="T1">r = 0.2 m</text:span></text:p>
      <text:p text:style-name="P5"><text:span text:style-name="T1">K = 9 x 10</text:span><text:span text:style-name="T7">9</text:span><text:span text:style-name="T1"> N m</text:span><text:span text:style-name="T7">2</text:span><text:span text:style-name="T1"> / C</text:span><text:span text:style-name="T7">2</text:span></text:p>
      <text:p text:style-name="P5"><text:span text:style-name="T3"> </text:span></text:p>
      <text:p text:style-name="P5"><text:span text:style-name="T1">F = 9 x 10</text:span><text:span text:style-name="T7">9</text:span><text:span text:style-name="T1"> x 10</text:span><text:span text:style-name="T7">-6</text:span><text:span text:style-name="T1"> x 10</text:span><text:span text:style-name="T7">-6</text:span><text:span text:style-name="T1"> / (0.2)</text:span><text:span text:style-name="T7">2</text:span></text:p>
      <text:p text:style-name="P5"><text:span text:style-name="T1">   = 9 x 10</text:span><text:span text:style-name="T7">-3</text:span><text:span text:style-name="T1">/ 0.04</text:span></text:p>
      <text:p text:style-name="P5"><text:span text:style-name="T1">   = 0.23 N</text:span></text:p>
      <text:p text:style-name="P5"><text:span text:style-name="T3"> </text:span></text:p>
      <text:p text:style-name="P5"><text:span text:style-name="T3"> </text:span></text:p>
      <text:p text:style-name="P41"><text:span text:style-name="T1">3.</text:span><text:span text:style-name="T6">     </text:span><text:span text:style-name="T1">A 100 m long wire with a cross-sectional area of 4 mm</text:span><text:span text:style-name="T7">2</text:span><text:span text:style-name="T1"> has a resistance of 1 Ohm. What is the resistivity of the material of the wire?</text:span></text:p>
      <text:p text:style-name="P5"><text:span text:style-name="T1"> </text:span></text:p>
      <text:p text:style-name="P5"><text:span text:style-name="T2">Solution:</text:span></text:p>
      <text:p text:style-name="P5"><text:span text:style-name="T1"> </text:span></text:p>
      <text:p text:style-name="P5"><text:span text:style-name="T1">Resistance of a wire R = r L / A</text:span></text:p>
      <text:p text:style-name="P5"><text:span text:style-name="T1"> </text:span></text:p>
      <text:p text:style-name="P5"><text:span text:style-name="T1">Or, r = R A / L</text:span></text:p>
      <text:p text:style-name="P5"><text:span text:style-name="T1"> </text:span></text:p>
      <text:p text:style-name="P5"><text:span text:style-name="T1">Here, R = 1 Ohm, A = 4 x 10</text:span><text:span text:style-name="T7">-6</text:span><text:span text:style-name="T1"> m</text:span><text:span text:style-name="T7">2</text:span><text:span text:style-name="T1">, L = 100 m.</text:span></text:p>
      <text:p text:style-name="P5"><text:span text:style-name="T1"> </text:span></text:p>
      <text:p text:style-name="P5"><text:span text:style-name="T1">r = 1 x 4 x 10</text:span><text:span text:style-name="T7">-6</text:span><text:span text:style-name="T1"> / 100 = 4 x 10</text:span><text:span text:style-name="T7">-8</text:span><text:span text:style-name="T1"> Ohm.m</text:span></text:p>
      <text:p text:style-name="P5"><text:span text:style-name="T1"> </text:span></text:p>
      <text:p text:style-name="P41"><text:span text:style-name="T1">4.</text:span><text:span text:style-name="T6">     </text:span><text:span text:style-name="T1">The ends of a resistor of 8 Ohms are connected to the terminals of a battery. The current through the resistor is found to be 0.75 A. What is the potential difference between the terminals of the battery?</text:span></text:p>
      <text:p text:style-name="P5"><text:span text:style-name="T1"> </text:span></text:p>
      <text:p text:style-name="P5"><text:span text:style-name="T2">Solution:</text:span></text:p>
      <text:p text:style-name="P5"><text:span text:style-name="T1"> </text:span></text:p>
      <text:p text:style-name="P5"><text:span text:style-name="T1">By Ohm’s law the potential difference across the resistor V = I R, where I is the current and R the resistance of the resistor. V is also the potential difference between the terminals of the battery.</text:span></text:p>
      <text:p text:style-name="P5"><text:span text:style-name="T1"> </text:span></text:p>
      <text:p text:style-name="P5"><text:span text:style-name="T1">V = 0.75 x 8 = 6 V</text:span></text:p>
      <text:p text:style-name="P5"><text:span text:style-name="T1"> </text:span></text:p>
      <text:p text:style-name="P41"><text:span text:style-name="T1">5.</text:span><text:span text:style-name="T6">     </text:span><text:span text:style-name="T1">Two resistors of equal resistance are connected in series with each other and are connected to a battery that </text:span><text:soft-page-break/><text:span text:style-name="T1">produces a potential difference of 8 V. If the current is 0.2 A what is the value of each resistance?</text:span></text:p>
      <text:p text:style-name="P5"><text:span text:style-name="T1"> </text:span></text:p>
      <text:p text:style-name="P5"><text:span text:style-name="T2">Solution:</text:span></text:p>
      <text:p text:style-name="P5"><text:span text:style-name="T1"> </text:span></text:p>
      <text:p text:style-name="P5"><text:span text:style-name="T1">Let each resistance be R. Then the combined resistance in series is 2 R. From Ohms law,</text:span></text:p>
      <text:p text:style-name="P5"><text:span text:style-name="T1"> </text:span></text:p>
      <text:p text:style-name="P5"><text:span text:style-name="T1">V = I x Total Resistance</text:span></text:p>
      <text:p text:style-name="P5"><text:span text:style-name="T1"> </text:span></text:p>
      <text:p text:style-name="P5"><text:span text:style-name="T1">8 = 0.2 x 2 R</text:span></text:p>
      <text:p text:style-name="P5"><text:span text:style-name="T1"> </text:span></text:p>
      <text:p text:style-name="P5"><text:span text:style-name="T1">R = 8 / 0.4 = 20 Ohms.</text:span></text:p>
      <text:p text:style-name="P5"><text:span text:style-name="T1"> </text:span></text:p>
      <text:p text:style-name="P5"><text:span text:style-name="T1">Each resistance is 20 Ohms.</text:span></text:p>
      <text:p text:style-name="P5"><text:span text:style-name="T1"> </text:span></text:p>
      <text:p text:style-name="P41"><text:span text:style-name="T1">6.</text:span><text:span text:style-name="T6">     </text:span><text:span text:style-name="T1">What is the equivalent resistance of two resistors of 1 Ohm and 3 Ohms connected in parallel?</text:span></text:p>
      <text:p text:style-name="P5"><text:span text:style-name="T1"> </text:span></text:p>
      <text:p text:style-name="P5"><text:span text:style-name="T2">Solution:</text:span></text:p>
      <text:p text:style-name="P5"><text:span text:style-name="T1"> </text:span></text:p>
      <text:p text:style-name="P5"><text:span text:style-name="T1">The equivalent resistance of a parallel connection is:</text:span></text:p>
      <text:p text:style-name="P5"><text:span text:style-name="T1"> </text:span></text:p>
      <text:p text:style-name="P5"><text:span text:style-name="T1">R = R</text:span><text:span text:style-name="T8">1</text:span><text:span text:style-name="T1"> R</text:span><text:span text:style-name="T8">2</text:span><text:span text:style-name="T1"> / (R</text:span><text:span text:style-name="T8">1</text:span><text:span text:style-name="T1"> + R</text:span><text:span text:style-name="T8">2</text:span><text:span text:style-name="T1">)</text:span></text:p>
      <text:p text:style-name="P5"><text:span text:style-name="T1"> </text:span></text:p>
      <text:p text:style-name="P5"><text:span text:style-name="T1">   = 1 x 3 / (1 + 3)</text:span></text:p>
      <text:p text:style-name="P5"><text:span text:style-name="T1">   = ¾ Ohm.</text:span></text:p>
      <text:p text:style-name="P2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24S</meta:editing-duration>
    <meta:editing-cycles>10</meta:editing-cycles>
    <meta:generator>LibreOffice/3.5$Windows_x86 LibreOffice_project/7122e39-92ed229-498d286-15e43b4-d70da21</meta:generator>
    <dc:date>2012-11-06T13:22:06.18</dc:date>
    <meta:document-statistic meta:table-count="0" meta:image-count="0" meta:object-count="0" meta:page-count="9" meta:paragraph-count="228" meta:word-count="2723" meta:character-count="12725" meta:non-whitespace-character-count="9910"/>
    <meta:user-defined meta:name="Info 1"/>
    <meta:user-defined meta:name="Info 2"/>
    <meta:user-defined meta:name="Info 3"/>
    <meta:user-defined meta:name="Info 4"/>
  </office:meta>
</office:document-meta>
</file>